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Dashed_20__28_var_29_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svg:stroke-color="#000000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end="Arrow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1cm" svg:height="2.656cm" svg:x="1.8cm" svg:y="8.822cm">
          <text:p text:style-name="P1">Code repository</text:p>
          <text:p text:style-name="P1">web hook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1cm" svg:height="2.656cm" svg:x="22.7cm" svg:y="8.822cm">
          <text:p text:style-name="P1">Docker regist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1cm" svg:height="16.5cm" svg:x="8.25cm" svg:y="1.9cm">
          <text:p text:style-name="P1">Integration Serv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1cm" svg:height="2.655cm" svg:x="12.25cm" svg:y="4.555cm">
          <text:p text:style-name="P1">Build image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.1cm" svg:height="2.655cm" svg:x="12.25cm" svg:y="8.917cm">
          <text:p text:style-name="P1">Run tests in</text:p>
          <text:p text:style-name="P1">container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5.1cm" svg:height="2.655cm" svg:x="12.25cm" svg:y="13.279cm">
          <text:p text:style-name="P1">Push image</text:p>
          <text:p text:style-name="P1">to registry</text:p>
          <text:p text:style-name="P1">(if tests pass)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9cm" svg:y1="10.15cm" svg:x2="12.25cm" svg:y2="5.882cm" draw:start-shape="id1" draw:end-shape="id2" svg:d="M6900 10150h2675v-4268h2675" svg:viewBox="0 0 5351 4269">
          <text:p/>
        </draw:connector>
        <draw:connector draw:style-name="gr5" draw:text-style-name="P1" draw:layer="layout" svg:x1="14.8cm" svg:y1="7.21cm" svg:x2="14.8cm" svg:y2="8.917cm" draw:start-shape="id2" draw:start-glue-point="2" draw:end-shape="id3" draw:end-glue-point="0" svg:d="M14800 7210v1707" svg:viewBox="0 0 1 1708">
          <text:p/>
        </draw:connector>
        <draw:connector draw:style-name="gr5" draw:text-style-name="P1" draw:layer="layout" svg:x1="14.8cm" svg:y1="11.572cm" svg:x2="14.8cm" svg:y2="13.279cm" draw:start-shape="id3" draw:start-glue-point="2" draw:end-shape="id4" draw:end-glue-point="0" svg:d="M14800 11572v1707" svg:viewBox="0 0 1 1708">
          <text:p/>
        </draw:connector>
        <draw:connector draw:style-name="gr5" draw:text-style-name="P1" draw:layer="layout" svg:x1="17.35cm" svg:y1="14.606cm" svg:x2="22.7cm" svg:y2="10.15cm" draw:start-shape="id4" draw:start-glue-point="1" draw:end-shape="id5" svg:d="M17350 14606h2675v-4456h2675" svg:viewBox="0 0 5351 44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5T13:13:47.372385859</meta:creation-date>
    <dc:date>2016-01-05T13:27:28.121935994</dc:date>
    <meta:editing-duration>PT5M20S</meta:editing-duration>
    <meta:editing-cycles>4</meta:editing-cycles>
    <meta:generator>LibreOffice/4.2.8.2$Linux_X86_64 LibreOffice_project/420m0$Build-2</meta:generator>
    <meta:document-statistic meta:object-count="10"/>
  </office:meta>
</office:document-meta>
</file>